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omponent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.get( String name , ObjectFactory object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ipelineComponentScope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ipelineComponentScope.setHolder( PipelineComponentScope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Scope.ge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